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54in"/>
    </style:style>
    <style:style style:name="co3" style:family="table-column">
      <style:table-column-properties fo:break-before="auto" style:column-width="1.8118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8.6417in" svg:y="4.5161in">
            <draw:object draw:notify-on-update-of-ranges="Sheet1.E2:Sheet1.E24 Sheet1.E1:Sheet1.E1 Sheet1.F2:Sheet1.F24 Sheet1.K1:Sheet1.K1 Sheet1.L2:Sheet1.L21 Sheet1.K2:Sheet1.K13 Sheet1.Q1:Sheet1.Q1 Sheet1.R2:Sheet1.R12 Sheet1.Q2:Sheet1.Q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ourWork</text:p>
          </table:table-cell>
          <table:table-cell table:number-columns-repeated="2"/>
          <table:table-cell office:value-type="string" calcext:value-type="string">
            <text:p>Present Work</text:p>
          </table:table-cell>
          <table:table-cell table:number-columns-repeated="2"/>
          <table:table-cell office:value-type="string" calcext:value-type="string">
            <text:p>reference1</text:p>
          </table:table-cell>
          <table:table-cell table:number-columns-repeated="2"/>
          <table:table-cell office:value-type="string" calcext:value-type="string">
            <text:p>Experimental Case 1</text:p>
          </table:table-cell>
          <table:table-cell table:number-columns-repeated="2"/>
          <table:table-cell office:value-type="string" calcext:value-type="string">
            <text:p>reference2</text:p>
          </table:table-cell>
          <table:table-cell table:number-columns-repeated="2"/>
          <table:table-cell office:value-type="string" calcext:value-type="string">
            <text:p>Experimental Case 2</text:p>
          </table:table-cell>
          <table:table-cell/>
        </table:table-row>
        <table:table-row table:style-name="ro1">
          <table:table-cell/>
          <table:table-cell office:value-type="float" office:value="0.252844500632111" calcext:value-type="float">
            <text:p>0.2528445006</text:p>
          </table:table-cell>
          <table:table-cell office:value-type="float" office:value="-0.00770519358585631" calcext:value-type="float">
            <text:p>-0.0077051936</text:p>
          </table:table-cell>
          <table:table-cell/>
          <table:table-cell table:formula="of:=[.B2]/[.$B$24]" office:value-type="float" office:value="0.00609756097560976" calcext:value-type="float">
            <text:p>0.0060975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356162995243921" calcext:value-type="float">
            <text:p>0.0356162995</text:p>
          </table:table-cell>
          <table:table-cell office:value-type="float" office:value="0.931308319880714" calcext:value-type="float">
            <text:p>0.9313083199</text:p>
          </table:table-cell>
          <table:table-cell/>
          <table:table-cell table:formula="of:=[.H2]/[.$H$13]" office:value-type="float" office:value="0.00129294713107646" calcext:value-type="float">
            <text:p>0.0012929471</text:p>
          </table:table-cell>
          <table:table-cell table:formula="of:=[.I2]/[.$I$13]" office:value-type="float" office:value="0.0101626497934294" calcext:value-type="float">
            <text:p>0.01016264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310559006211179" calcext:value-type="float">
            <text:p>-0.3105590062</text:p>
          </table:table-cell>
          <table:table-cell/>
          <table:table-cell table:formula="of:=[.N2]/[.$N$12]" office:value-type="float" office:value="0" calcext:value-type="float">
            <text:p>0</text:p>
          </table:table-cell>
          <table:table-cell table:formula="of:=[.O2]/[.$O$12]" office:value-type="float" office:value="-0.00331668914239893" calcext:value-type="float">
            <text:p>-0.0033166891</text:p>
          </table:table-cell>
        </table:table-row>
        <table:table-row table:style-name="ro1">
          <table:table-cell/>
          <table:table-cell office:value-type="float" office:value="4.0960809102402" calcext:value-type="float">
            <text:p>4.0960809102</text:p>
          </table:table-cell>
          <table:table-cell office:value-type="float" office:value="-0.020718409419743" calcext:value-type="float">
            <text:p>-0.0207184094</text:p>
          </table:table-cell>
          <table:table-cell/>
          <table:table-cell table:formula="of:=[.B3]/[.$B$24]" office:value-type="float" office:value="0.098780487804878" calcext:value-type="float">
            <text:p>0.09878048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55438362808475" calcext:value-type="float">
            <text:p>2.5543836281</text:p>
          </table:table-cell>
          <table:table-cell office:value-type="float" office:value="2.76858816119997" calcext:value-type="float">
            <text:p>2.7685881612</text:p>
          </table:table-cell>
          <table:table-cell/>
          <table:table-cell table:formula="of:=[.H3]/[.$H$13]" office:value-type="float" office:value="0.0927295375348859" calcext:value-type="float">
            <text:p>0.0927295375</text:p>
          </table:table-cell>
          <table:table-cell table:formula="of:=[.I3]/[.$I$13]" office:value-type="float" office:value="0.0302114684298254" calcext:value-type="float">
            <text:p>0.0302114684</text:p>
          </table:table-cell>
          <table:table-cell/>
          <table:table-cell office:value-type="float" office:value="2.53846153846154" calcext:value-type="float">
            <text:p>2.5384615385</text:p>
          </table:table-cell>
          <table:table-cell office:value-type="float" office:value="1.94218824653609" calcext:value-type="float">
            <text:p>1.9421882465</text:p>
          </table:table-cell>
          <table:table-cell/>
          <table:table-cell table:formula="of:=[.N3]/[.$N$12]" office:value-type="float" office:value="0.101315789473684" calcext:value-type="float">
            <text:p>0.1013157895</text:p>
          </table:table-cell>
          <table:table-cell table:formula="of:=[.O3]/[.$O$12]" office:value-type="float" office:value="0.0207420636366952" calcext:value-type="float">
            <text:p>0.0207420636</text:p>
          </table:table-cell>
        </table:table-row>
        <table:table-row table:style-name="ro1">
          <table:table-cell/>
          <table:table-cell office:value-type="float" office:value="7.88874841972188" calcext:value-type="float">
            <text:p>7.8887484197</text:p>
          </table:table-cell>
          <table:table-cell office:value-type="float" office:value="0.101879781857399" calcext:value-type="float">
            <text:p>0.1018797819</text:p>
          </table:table-cell>
          <table:table-cell/>
          <table:table-cell table:formula="of:=[.B4]/[.$B$24]" office:value-type="float" office:value="0.190243902439024" calcext:value-type="float">
            <text:p>0.1902439024</text:p>
          </table:table-cell>
          <table:table-cell table:formula="of:=[.C4]/[.$C$24]" office:value-type="float" office:value="0.00473349244232255" calcext:value-type="float">
            <text:p>0.0047334924</text:p>
          </table:table-cell>
          <table:table-cell/>
          <table:table-cell office:value-type="float" office:value="4.96673640318809" calcext:value-type="float">
            <text:p>4.9667364032</text:p>
          </table:table-cell>
          <table:table-cell office:value-type="float" office:value="2.43305655897322" calcext:value-type="float">
            <text:p>2.433056559</text:p>
          </table:table-cell>
          <table:table-cell/>
          <table:table-cell table:formula="of:=[.H4]/[.$H$13]" office:value-type="float" office:value="0.180303054193406" calcext:value-type="float">
            <text:p>0.1803030542</text:p>
          </table:table-cell>
          <table:table-cell table:formula="of:=[.I4]/[.$I$13]" office:value-type="float" office:value="0.0265500707001289" calcext:value-type="float">
            <text:p>0.0265500707</text:p>
          </table:table-cell>
          <table:table-cell/>
          <table:table-cell office:value-type="float" office:value="5.04395604395604" calcext:value-type="float">
            <text:p>5.043956044</text:p>
          </table:table-cell>
          <table:table-cell office:value-type="float" office:value="26.8647191317999" calcext:value-type="float">
            <text:p>26.8647191318</text:p>
          </table:table-cell>
          <table:table-cell/>
          <table:table-cell table:formula="of:=[.N4]/[.$N$12]" office:value-type="float" office:value="0.201315789473684" calcext:value-type="float">
            <text:p>0.2013157895</text:p>
          </table:table-cell>
          <table:table-cell table:formula="of:=[.O4]/[.$O$12]" office:value-type="float" office:value="0.286908189670883" calcext:value-type="float">
            <text:p>0.2869081897</text:p>
          </table:table-cell>
        </table:table-row>
        <table:table-row table:style-name="ro1">
          <table:table-cell/>
          <table:table-cell office:value-type="float" office:value="8.69785082174463" calcext:value-type="float">
            <text:p>8.6978508217</text:p>
          </table:table-cell>
          <table:table-cell office:value-type="float" office:value="0.302300428351678" calcext:value-type="float">
            <text:p>0.3023004284</text:p>
          </table:table-cell>
          <table:table-cell/>
          <table:table-cell table:formula="of:=[.B5]/[.$B$24]" office:value-type="float" office:value="0.209756097560976" calcext:value-type="float">
            <text:p>0.2097560976</text:p>
          </table:table-cell>
          <table:table-cell table:formula="of:=[.C5]/[.$C$24]" office:value-type="float" office:value="0.0140453460620521" calcext:value-type="float">
            <text:p>0.0140453461</text:p>
          </table:table-cell>
          <table:table-cell/>
          <table:table-cell office:value-type="float" office:value="7.45509957361787" calcext:value-type="float">
            <text:p>7.4550995736</text:p>
          </table:table-cell>
          <table:table-cell office:value-type="float" office:value="10.792390273565" calcext:value-type="float">
            <text:p>10.7923902736</text:p>
          </table:table-cell>
          <table:table-cell/>
          <table:table-cell table:formula="of:=[.H5]/[.$H$13]" office:value-type="float" office:value="0.270635909241418" calcext:value-type="float">
            <text:p>0.2706359092</text:p>
          </table:table-cell>
          <table:table-cell table:formula="of:=[.I5]/[.$I$13]" office:value-type="float" office:value="0.11776903571344" calcext:value-type="float">
            <text:p>0.1177690357</text:p>
          </table:table-cell>
          <table:table-cell/>
          <table:table-cell office:value-type="float" office:value="7.54945054945055" calcext:value-type="float">
            <text:p>7.5494505495</text:p>
          </table:table-cell>
          <table:table-cell office:value-type="float" office:value="45.2655108866289" calcext:value-type="float">
            <text:p>45.2655108866</text:p>
          </table:table-cell>
          <table:table-cell/>
          <table:table-cell table:formula="of:=[.N5]/[.$N$12]" office:value-type="float" office:value="0.301315789473684" calcext:value-type="float">
            <text:p>0.3013157895</text:p>
          </table:table-cell>
          <table:table-cell table:formula="of:=[.O5]/[.$O$12]" office:value-type="float" office:value="0.483423843714692" calcext:value-type="float">
            <text:p>0.4834238437</text:p>
          </table:table-cell>
        </table:table-row>
        <table:table-row table:style-name="ro1">
          <table:table-cell/>
          <table:table-cell office:value-type="float" office:value="9.35524652338812" calcext:value-type="float">
            <text:p>9.3552465234</text:p>
          </table:table-cell>
          <table:table-cell office:value-type="float" office:value="1.18043565735289" calcext:value-type="float">
            <text:p>1.1804356574</text:p>
          </table:table-cell>
          <table:table-cell/>
          <table:table-cell table:formula="of:=[.B6]/[.$B$24]" office:value-type="float" office:value="0.225609756097561" calcext:value-type="float">
            <text:p>0.2256097561</text:p>
          </table:table-cell>
          <table:table-cell table:formula="of:=[.C6]/[.$C$24]" office:value-type="float" office:value="0.0548448687350832" calcext:value-type="float">
            <text:p>0.0548448687</text:p>
          </table:table-cell>
          <table:table-cell/>
          <table:table-cell office:value-type="float" office:value="10.0136094803061" calcext:value-type="float">
            <text:p>10.0136094803</text:p>
          </table:table-cell>
          <table:table-cell office:value-type="float" office:value="19.461556837678" calcext:value-type="float">
            <text:p>19.4615568377</text:p>
          </table:table-cell>
          <table:table-cell/>
          <table:table-cell table:formula="of:=[.H6]/[.$H$13]" office:value-type="float" office:value="0.363515239431734" calcext:value-type="float">
            <text:p>0.3635152394</text:p>
          </table:table-cell>
          <table:table-cell table:formula="of:=[.I6]/[.$I$13]" office:value-type="float" office:value="0.21236896777812" calcext:value-type="float">
            <text:p>0.2123689678</text:p>
          </table:table-cell>
          <table:table-cell/>
          <table:table-cell office:value-type="float" office:value="10.1208791208791" calcext:value-type="float">
            <text:p>10.1208791209</text:p>
          </table:table-cell>
          <table:table-cell office:value-type="float" office:value="50.3143130161764" calcext:value-type="float">
            <text:p>50.3143130162</text:p>
          </table:table-cell>
          <table:table-cell/>
          <table:table-cell table:formula="of:=[.N6]/[.$N$12]" office:value-type="float" office:value="0.403947368421053" calcext:value-type="float">
            <text:p>0.4039473684</text:p>
          </table:table-cell>
          <table:table-cell table:formula="of:=[.O6]/[.$O$12]" office:value-type="float" office:value="0.537343732915407" calcext:value-type="float">
            <text:p>0.5373437329</text:p>
          </table:table-cell>
        </table:table-row>
        <table:table-row table:style-name="ro1">
          <table:table-cell/>
          <table:table-cell office:value-type="float" office:value="10.6700379266751" calcext:value-type="float">
            <text:p>10.6700379267</text:p>
          </table:table-cell>
          <table:table-cell office:value-type="float" office:value="3.95250746975711" calcext:value-type="float">
            <text:p>3.9525074698</text:p>
          </table:table-cell>
          <table:table-cell/>
          <table:table-cell table:formula="of:=[.B7]/[.$B$24]" office:value-type="float" office:value="0.257317073170732" calcext:value-type="float">
            <text:p>0.2573170732</text:p>
          </table:table-cell>
          <table:table-cell table:formula="of:=[.C7]/[.$C$24]" office:value-type="float" office:value="0.183639618138425" calcext:value-type="float">
            <text:p>0.1836396181</text:p>
          </table:table-cell>
          <table:table-cell/>
          <table:table-cell office:value-type="float" office:value="12.4998009251551" calcext:value-type="float">
            <text:p>12.4998009252</text:p>
          </table:table-cell>
          <table:table-cell office:value-type="float" office:value="24.7153229717893" calcext:value-type="float">
            <text:p>24.7153229718</text:p>
          </table:table-cell>
          <table:table-cell/>
          <table:table-cell table:formula="of:=[.H7]/[.$H$13]" office:value-type="float" office:value="0.453769256240047" calcext:value-type="float">
            <text:p>0.4537692562</text:p>
          </table:table-cell>
          <table:table-cell table:formula="of:=[.I7]/[.$I$13]" office:value-type="float" office:value="0.269699267720454" calcext:value-type="float">
            <text:p>0.2696992677</text:p>
          </table:table-cell>
          <table:table-cell/>
          <table:table-cell office:value-type="float" office:value="12.5604395604396" calcext:value-type="float">
            <text:p>12.5604395604</text:p>
          </table:table-cell>
          <table:table-cell office:value-type="float" office:value="59.0857279366596" calcext:value-type="float">
            <text:p>59.0857279367</text:p>
          </table:table-cell>
          <table:table-cell/>
          <table:table-cell table:formula="of:=[.N7]/[.$N$12]" office:value-type="float" office:value="0.501315789473684" calcext:value-type="float">
            <text:p>0.5013157895</text:p>
          </table:table-cell>
          <table:table-cell table:formula="of:=[.O7]/[.$O$12]" office:value-type="float" office:value="0.631020155264789" calcext:value-type="float">
            <text:p>0.6310201553</text:p>
          </table:table-cell>
        </table:table-row>
        <table:table-row table:style-name="ro1">
          <table:table-cell/>
          <table:table-cell office:value-type="float" office:value="11.9342604298357" calcext:value-type="float">
            <text:p>11.9342604298</text:p>
          </table:table-cell>
          <table:table-cell office:value-type="float" office:value="5.37034870281639" calcext:value-type="float">
            <text:p>5.3703487028</text:p>
          </table:table-cell>
          <table:table-cell/>
          <table:table-cell table:formula="of:=[.B8]/[.$B$24]" office:value-type="float" office:value="0.28780487804878" calcext:value-type="float">
            <text:p>0.287804878</text:p>
          </table:table-cell>
          <table:table-cell table:formula="of:=[.C8]/[.$C$24]" office:value-type="float" office:value="0.249514717581543" calcext:value-type="float">
            <text:p>0.2495147176</text:p>
          </table:table-cell>
          <table:table-cell/>
          <table:table-cell office:value-type="float" office:value="15.0294268816192" calcext:value-type="float">
            <text:p>15.0294268816</text:p>
          </table:table-cell>
          <table:table-cell office:value-type="float" office:value="42.0804407155112" calcext:value-type="float">
            <text:p>42.0804407155</text:p>
          </table:table-cell>
          <table:table-cell/>
          <table:table-cell table:formula="of:=[.H8]/[.$H$13]" office:value-type="float" office:value="0.545600037842355" calcext:value-type="float">
            <text:p>0.5456000378</text:p>
          </table:table-cell>
          <table:table-cell table:formula="of:=[.I8]/[.$I$13]" office:value-type="float" office:value="0.459191411711733" calcext:value-type="float">
            <text:p>0.459191411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0.7142857142857" calcext:value-type="float">
            <text:p>60.7142857143</text:p>
          </table:table-cell>
          <table:table-cell/>
          <table:table-cell table:formula="of:=[.N8]/[.$N$12]" office:value-type="float" office:value="0.598684210526316" calcext:value-type="float">
            <text:p>0.5986842105</text:p>
          </table:table-cell>
          <table:table-cell table:formula="of:=[.O8]/[.$O$12]" office:value-type="float" office:value="0.648412727338995" calcext:value-type="float">
            <text:p>0.6484127273</text:p>
          </table:table-cell>
        </table:table-row>
        <table:table-row table:style-name="ro1">
          <table:table-cell/>
          <table:table-cell office:value-type="float" office:value="13.2996207332491" calcext:value-type="float">
            <text:p>13.2996207332</text:p>
          </table:table-cell>
          <table:table-cell office:value-type="float" office:value="7.19416802458812" calcext:value-type="float">
            <text:p>7.1941680246</text:p>
          </table:table-cell>
          <table:table-cell/>
          <table:table-cell table:formula="of:=[.B9]/[.$B$24]" office:value-type="float" office:value="0.320731707317073" calcext:value-type="float">
            <text:p>0.3207317073</text:p>
          </table:table-cell>
          <table:table-cell table:formula="of:=[.C9]/[.$C$24]" office:value-type="float" office:value="0.334252187748608" calcext:value-type="float">
            <text:p>0.3342521877</text:p>
          </table:table-cell>
          <table:table-cell/>
          <table:table-cell office:value-type="float" office:value="17.5193102599555" calcext:value-type="float">
            <text:p>17.51931026</text:p>
          </table:table-cell>
          <table:table-cell office:value-type="float" office:value="52.6136717364394" calcext:value-type="float">
            <text:p>52.6136717364</text:p>
          </table:table-cell>
          <table:table-cell/>
          <table:table-cell table:formula="of:=[.H9]/[.$H$13]" office:value-type="float" office:value="0.635988079658157" calcext:value-type="float">
            <text:p>0.6359880797</text:p>
          </table:table-cell>
          <table:table-cell table:formula="of:=[.I9]/[.$I$13]" office:value-type="float" office:value="0.574132442274727" calcext:value-type="float">
            <text:p>0.5741324423</text:p>
          </table:table-cell>
          <table:table-cell/>
          <table:table-cell office:value-type="float" office:value="17.5384615384615" calcext:value-type="float">
            <text:p>17.5384615385</text:p>
          </table:table-cell>
          <table:table-cell office:value-type="float" office:value="72.2838031533684" calcext:value-type="float">
            <text:p>72.2838031534</text:p>
          </table:table-cell>
          <table:table-cell/>
          <table:table-cell table:formula="of:=[.N9]/[.$N$12]" office:value-type="float" office:value="0.7" calcext:value-type="float">
            <text:p>0.7</text:p>
          </table:table-cell>
          <table:table-cell table:formula="of:=[.O9]/[.$O$12]" office:value-type="float" office:value="0.771972154390057" calcext:value-type="float">
            <text:p>0.7719721544</text:p>
          </table:table-cell>
        </table:table-row>
        <table:table-row table:style-name="ro1">
          <table:table-cell/>
          <table:table-cell office:value-type="float" office:value="14.6649810366625" calcext:value-type="float">
            <text:p>14.6649810367</text:p>
          </table:table-cell>
          <table:table-cell office:value-type="float" office:value="8.27306635313187" calcext:value-type="float">
            <text:p>8.2730663531</text:p>
          </table:table-cell>
          <table:table-cell/>
          <table:table-cell table:formula="of:=[.B10]/[.$B$24]" office:value-type="float" office:value="0.353658536585366" calcext:value-type="float">
            <text:p>0.3536585366</text:p>
          </table:table-cell>
          <table:table-cell table:formula="of:=[.C10]/[.$C$24]" office:value-type="float" office:value="0.384379474940334" calcext:value-type="float">
            <text:p>0.3843794749</text:p>
          </table:table-cell>
          <table:table-cell/>
          <table:table-cell office:value-type="float" office:value="19.9709712680706" calcext:value-type="float">
            <text:p>19.9709712681</text:p>
          </table:table-cell>
          <table:table-cell office:value-type="float" office:value="58.4889133409102" calcext:value-type="float">
            <text:p>58.4889133409</text:p>
          </table:table-cell>
          <table:table-cell/>
          <table:table-cell table:formula="of:=[.H10]/[.$H$13]" office:value-type="float" office:value="0.724988568455243" calcext:value-type="float">
            <text:p>0.7249885685</text:p>
          </table:table-cell>
          <table:table-cell table:formula="of:=[.I10]/[.$I$13]" office:value-type="float" office:value="0.63824442495912" calcext:value-type="float">
            <text:p>0.638244425</text:p>
          </table:table-cell>
          <table:table-cell/>
          <table:table-cell office:value-type="float" office:value="20.010989010989" calcext:value-type="float">
            <text:p>20.010989011</text:p>
          </table:table-cell>
          <table:table-cell office:value-type="float" office:value="82.6090369258071" calcext:value-type="float">
            <text:p>82.6090369258</text:p>
          </table:table-cell>
          <table:table-cell/>
          <table:table-cell table:formula="of:=[.N10]/[.$N$12]" office:value-type="float" office:value="0.798684210526316" calcext:value-type="float">
            <text:p>0.7986842105</text:p>
          </table:table-cell>
          <table:table-cell table:formula="of:=[.O10]/[.$O$12]" office:value-type="float" office:value="0.882242956591464" calcext:value-type="float">
            <text:p>0.8822429566</text:p>
          </table:table-cell>
        </table:table-row>
        <table:table-row table:style-name="ro1">
          <table:table-cell/>
          <table:table-cell office:value-type="float" office:value="16.1314791403287" calcext:value-type="float">
            <text:p>16.1314791403</text:p>
          </table:table-cell>
          <table:table-cell office:value-type="float" office:value="9.62250258980117" calcext:value-type="float">
            <text:p>9.6225025898</text:p>
          </table:table-cell>
          <table:table-cell/>
          <table:table-cell table:formula="of:=[.B11]/[.$B$24]" office:value-type="float" office:value="0.389024390243902" calcext:value-type="float">
            <text:p>0.3890243902</text:p>
          </table:table-cell>
          <table:table-cell table:formula="of:=[.C11]/[.$C$24]" office:value-type="float" office:value="0.447076372315036" calcext:value-type="float">
            <text:p>0.4470763723</text:p>
          </table:table-cell>
          <table:table-cell/>
          <table:table-cell office:value-type="float" office:value="22.6641281607656" calcext:value-type="float">
            <text:p>22.6641281608</text:p>
          </table:table-cell>
          <table:table-cell office:value-type="float" office:value="59.7032698948161" calcext:value-type="float">
            <text:p>59.7032698948</text:p>
          </table:table-cell>
          <table:table-cell/>
          <table:table-cell table:formula="of:=[.H11]/[.$H$13]" office:value-type="float" office:value="0.822755869506946" calcext:value-type="float">
            <text:p>0.8227558695</text:p>
          </table:table-cell>
          <table:table-cell table:formula="of:=[.I11]/[.$I$13]" office:value-type="float" office:value="0.651495761942002" calcext:value-type="float">
            <text:p>0.6514957619</text:p>
          </table:table-cell>
          <table:table-cell/>
          <table:table-cell office:value-type="float" office:value="22.5494505494505" calcext:value-type="float">
            <text:p>22.5494505495</text:p>
          </table:table-cell>
          <table:table-cell office:value-type="float" office:value="67.1599208245171" calcext:value-type="float">
            <text:p>67.1599208245</text:p>
          </table:table-cell>
          <table:table-cell/>
          <table:table-cell table:formula="of:=[.N11]/[.$N$12]" office:value-type="float" office:value="0.9" calcext:value-type="float">
            <text:p>0.9</text:p>
          </table:table-cell>
          <table:table-cell table:formula="of:=[.O11]/[.$O$12]" office:value-type="float" office:value="0.717250428253818" calcext:value-type="float">
            <text:p>0.7172504283</text:p>
          </table:table-cell>
        </table:table-row>
        <table:table-row table:style-name="ro1">
          <table:table-cell/>
          <table:table-cell office:value-type="float" office:value="18.0025284450063" calcext:value-type="float">
            <text:p>18.002528445</text:p>
          </table:table-cell>
          <table:table-cell office:value-type="float" office:value="10.902848923984" calcext:value-type="float">
            <text:p>10.902848924</text:p>
          </table:table-cell>
          <table:table-cell/>
          <table:table-cell table:formula="of:=[.B12]/[.$B$24]" office:value-type="float" office:value="0.434146341463415" calcext:value-type="float">
            <text:p>0.4341463415</text:p>
          </table:table-cell>
          <table:table-cell table:formula="of:=[.C12]/[.$C$24]" office:value-type="float" office:value="0.506563245823389" calcext:value-type="float">
            <text:p>0.5065632458</text:p>
          </table:table-cell>
          <table:table-cell/>
          <table:table-cell office:value-type="float" office:value="25.0187130354208" calcext:value-type="float">
            <text:p>25.0187130354</text:p>
          </table:table-cell>
          <table:table-cell office:value-type="float" office:value="76.7596406518072" calcext:value-type="float">
            <text:p>76.7596406518</text:p>
          </table:table-cell>
          <table:table-cell/>
          <table:table-cell table:formula="of:=[.H12]/[.$H$13]" office:value-type="float" office:value="0.908232288989452" calcext:value-type="float">
            <text:p>0.908232289</text:p>
          </table:table-cell>
          <table:table-cell table:formula="of:=[.I12]/[.$I$13]" office:value-type="float" office:value="0.837618788065502" calcext:value-type="float">
            <text:p>0.8376187881</text:p>
          </table:table-cell>
          <table:table-cell/>
          <table:table-cell office:value-type="float" office:value="25.054945054945" calcext:value-type="float">
            <text:p>25.0549450549</text:p>
          </table:table-cell>
          <table:table-cell office:value-type="float" office:value="93.6352467408368" calcext:value-type="float">
            <text:p>93.6352467408</text:p>
          </table:table-cell>
          <table:table-cell/>
          <table:table-cell table:formula="of:=[.N12]/[.$N$12]" office:value-type="float" office:value="1" calcext:value-type="float">
            <text:p>1</text:p>
          </table:table-cell>
          <table:table-cell table:formula="of:=[.O12]/[.$O$12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.2161820480405" calcext:value-type="float">
            <text:p>19.216182048</text:p>
          </table:table-cell>
          <table:table-cell office:value-type="float" office:value="11.7113805709263" calcext:value-type="float">
            <text:p>11.7113805709</text:p>
          </table:table-cell>
          <table:table-cell/>
          <table:table-cell table:formula="of:=[.B13]/[.$B$24]" office:value-type="float" office:value="0.463414634146341" calcext:value-type="float">
            <text:p>0.4634146341</text:p>
          </table:table-cell>
          <table:table-cell table:formula="of:=[.C13]/[.$C$24]" office:value-type="float" office:value="0.544128878281623" calcext:value-type="float">
            <text:p>0.5441288783</text:p>
          </table:table-cell>
          <table:table-cell/>
          <table:table-cell office:value-type="float" office:value="27.5466016114204" calcext:value-type="float">
            <text:p>27.5466016114</text:p>
          </table:table-cell>
          <table:table-cell office:value-type="float" office:value="91.6403043311447" calcext:value-type="float">
            <text:p>91.6403043311</text:p>
          </table:table-cell>
          <table:table-cell/>
          <table:table-cell table:formula="of:=[.H13]/[.$H$13]" office:value-type="float" office:value="1" calcext:value-type="float">
            <text:p>1</text:p>
          </table:table-cell>
          <table:table-cell table:formula="of:=[.I13]/[.$I$13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.4298356510746" calcext:value-type="float">
            <text:p>20.4298356511</text:p>
          </table:table-cell>
          <table:table-cell office:value-type="float" office:value="12.4521921275752" calcext:value-type="float">
            <text:p>12.4521921276</text:p>
          </table:table-cell>
          <table:table-cell/>
          <table:table-cell table:formula="of:=[.B14]/[.$B$24]" office:value-type="float" office:value="0.492682926829268" calcext:value-type="float">
            <text:p>0.4926829268</text:p>
          </table:table-cell>
          <table:table-cell table:formula="of:=[.C14]/[.$C$24]" office:value-type="float" office:value="0.578548130469371" calcext:value-type="float">
            <text:p>0.57854813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.9469026548673" calcext:value-type="float">
            <text:p>21.9469026549</text:p>
          </table:table-cell>
          <table:table-cell office:value-type="float" office:value="13.3951365959596" calcext:value-type="float">
            <text:p>13.395136596</text:p>
          </table:table-cell>
          <table:table-cell/>
          <table:table-cell table:formula="of:=[.B15]/[.$B$24]" office:value-type="float" office:value="0.529268292682927" calcext:value-type="float">
            <text:p>0.5292682927</text:p>
          </table:table-cell>
          <table:table-cell table:formula="of:=[.C15]/[.$C$24]" office:value-type="float" office:value="0.622358790771679" calcext:value-type="float">
            <text:p>0.62235879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.5145385587863" calcext:value-type="float">
            <text:p>23.5145385588</text:p>
          </table:table-cell>
          <table:table-cell office:value-type="float" office:value="14.202469657233" calcext:value-type="float">
            <text:p>14.2024696572</text:p>
          </table:table-cell>
          <table:table-cell/>
          <table:table-cell table:formula="of:=[.B16]/[.$B$24]" office:value-type="float" office:value="0.567073170731707" calcext:value-type="float">
            <text:p>0.5670731707</text:p>
          </table:table-cell>
          <table:table-cell table:formula="of:=[.C16]/[.$C$24]" office:value-type="float" office:value="0.659868735083532" calcext:value-type="float">
            <text:p>0.65986873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.8912768647282" calcext:value-type="float">
            <text:p>25.8912768647</text:p>
          </table:table-cell>
          <table:table-cell office:value-type="float" office:value="15.2779434552942" calcext:value-type="float">
            <text:p>15.2779434553</text:p>
          </table:table-cell>
          <table:table-cell/>
          <table:table-cell table:formula="of:=[.B17]/[.$B$24]" office:value-type="float" office:value="0.624390243902439" calcext:value-type="float">
            <text:p>0.6243902439</text:p>
          </table:table-cell>
          <table:table-cell table:formula="of:=[.C17]/[.$C$24]" office:value-type="float" office:value="0.7098369132856" calcext:value-type="float">
            <text:p>0.70983691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.3577749683944" calcext:value-type="float">
            <text:p>27.3577749684</text:p>
          </table:table-cell>
          <table:table-cell office:value-type="float" office:value="16.1533390599093" calcext:value-type="float">
            <text:p>16.1533390599</text:p>
          </table:table-cell>
          <table:table-cell/>
          <table:table-cell table:formula="of:=[.B18]/[.$B$24]" office:value-type="float" office:value="0.659756097560976" calcext:value-type="float">
            <text:p>0.6597560976</text:p>
          </table:table-cell>
          <table:table-cell table:formula="of:=[.C18]/[.$C$24]" office:value-type="float" office:value="0.750509148766905" calcext:value-type="float">
            <text:p>0.75050914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.2793931731985" calcext:value-type="float">
            <text:p>29.2793931732</text:p>
          </table:table-cell>
          <table:table-cell office:value-type="float" office:value="16.8917534452203" calcext:value-type="float">
            <text:p>16.8917534452</text:p>
          </table:table-cell>
          <table:table-cell/>
          <table:table-cell table:formula="of:=[.B19]/[.$B$24]" office:value-type="float" office:value="0.70609756097561" calcext:value-type="float">
            <text:p>0.706097561</text:p>
          </table:table-cell>
          <table:table-cell table:formula="of:=[.C19]/[.$C$24]" office:value-type="float" office:value="0.784817024661893" calcext:value-type="float">
            <text:p>0.784817024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.212389380531" calcext:value-type="float">
            <text:p>32.2123893805</text:p>
          </table:table-cell>
          <table:table-cell office:value-type="float" office:value="18.100783932103" calcext:value-type="float">
            <text:p>18.1007839321</text:p>
          </table:table-cell>
          <table:table-cell/>
          <table:table-cell table:formula="of:=[.B20]/[.$B$24]" office:value-type="float" office:value="0.776829268292683" calcext:value-type="float">
            <text:p>0.7768292683</text:p>
          </table:table-cell>
          <table:table-cell table:formula="of:=[.C20]/[.$C$24]" office:value-type="float" office:value="0.840990453460621" calcext:value-type="float">
            <text:p>0.84099045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.2351453855879" calcext:value-type="float">
            <text:p>34.2351453856</text:p>
          </table:table-cell>
          <table:table-cell office:value-type="float" office:value="18.9742960449527" calcext:value-type="float">
            <text:p>18.974296045</text:p>
          </table:table-cell>
          <table:table-cell/>
          <table:table-cell table:formula="of:=[.B21]/[.$B$24]" office:value-type="float" office:value="0.825609756097561" calcext:value-type="float">
            <text:p>0.8256097561</text:p>
          </table:table-cell>
          <table:table-cell table:formula="of:=[.C21]/[.$C$24]" office:value-type="float" office:value="0.881575178997613" calcext:value-type="float">
            <text:p>0.8815751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.5613147914033" calcext:value-type="float">
            <text:p>36.5613147914</text:p>
          </table:table-cell>
          <table:table-cell office:value-type="float" office:value="19.8467807986576" calcext:value-type="float">
            <text:p>19.8467807987</text:p>
          </table:table-cell>
          <table:table-cell/>
          <table:table-cell table:formula="of:=[.B22]/[.$B$24]" office:value-type="float" office:value="0.881707317073171" calcext:value-type="float">
            <text:p>0.8817073171</text:p>
          </table:table-cell>
          <table:table-cell table:formula="of:=[.C22]/[.$C$24]" office:value-type="float" office:value="0.922112171837709" calcext:value-type="float">
            <text:p>0.92211217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.2414664981037" calcext:value-type="float">
            <text:p>39.2414664981</text:p>
          </table:table-cell>
          <table:table-cell office:value-type="float" office:value="20.8535071472805" calcext:value-type="float">
            <text:p>20.8535071473</text:p>
          </table:table-cell>
          <table:table-cell/>
          <table:table-cell table:formula="of:=[.B23]/[.$B$24]" office:value-type="float" office:value="0.946341463414634" calcext:value-type="float">
            <text:p>0.9463414634</text:p>
          </table:table-cell>
          <table:table-cell table:formula="of:=[.C23]/[.$C$24]" office:value-type="float" office:value="0.968886237072394" calcext:value-type="float">
            <text:p>0.968886237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.4664981036662" calcext:value-type="float">
            <text:p>41.4664981037</text:p>
          </table:table-cell>
          <table:table-cell office:value-type="float" office:value="21.5231740831533" calcext:value-type="float">
            <text:p>21.5231740832</text:p>
          </table:table-cell>
          <table:table-cell/>
          <table:table-cell table:formula="of:=[.B24]/[.$B$24]" office:value-type="float" office:value="1" calcext:value-type="float">
            <text:p>1</text:p>
          </table:table-cell>
          <table:table-cell table:formula="of:=[.C24]/[.$C$24]" office:value-type="float" office:value="1" calcext:value-type="float">
            <text:p>1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2:21:26.434530349</meta:creation-date>
    <dc:date>2018-05-07T14:17:44.973622846</dc:date>
    <meta:editing-duration>PT25M27S</meta:editing-duration>
    <meta:editing-cycles>1</meta:editing-cycles>
    <meta:document-statistic meta:table-count="1" meta:cell-count="190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fo:font-style="italic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interval-major="0.2" chart:reverse-direction="false" text:line-break="false" chart:link-data-style-to-source="true" chart:axis-position="0"/>
      <style:graphic-properties svg:stroke-color="#b3b3b3"/>
      <style:text-properties fo:font-size="14pt" fo:font-style="italic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interval-major="0.2" chart:reverse-direction="false" text:line-break="false" chart:link-data-style-to-source="true" chart:axis-position="0"/>
      <style:graphic-properties svg:stroke-color="#b3b3b3"/>
      <style:text-properties fo:font-size="14pt" fo:font-style="italic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25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>
        <chart:symbol-image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sterisk" chart:symbol-width="0.25cm" chart:symbol-height="0.25cm" chart:link-data-style-to-source="true">
        <chart:symbol-image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9.868cm" svg:y="3.544cm" style:legend-expansion="high" chart:style-name="ch2"/>
        <chart:plot-area chart:style-name="ch3" table:cell-range-address="Sheet1.E1:Sheet1.E24 Sheet1.F2:Sheet1.F24 Sheet1.K1:Sheet1.K1 Sheet1.L2:Sheet1.L21 Sheet1.Q1:Sheet1.Q1 Sheet1.R2:Sheet1.R12" chart:data-source-has-labels="row" svg:x="0.32cm" svg:y="0.18cm" svg:width="9.228cm" svg:height="8.64cm">
          <chartooo:coordinate-region svg:x="1.285cm" svg:y="0.485cm" svg:width="8.116cm" svg:height="7.4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24" chart:label-cell-address="Sheet1.E1:Sheet1.E1" chart:class="chart:scatter">
            <chart:domain table:cell-range-address="Sheet1.E2:Sheet1.E24"/>
            <chart:data-point chart:repeated="23"/>
          </chart:series>
          <chart:series chart:style-name="ch8" chart:values-cell-range-address="Sheet1.L2:Sheet1.L21" chart:label-cell-address="Sheet1.K1:Sheet1.K1" chart:class="chart:scatter">
            <chart:domain table:cell-range-address="Sheet1.K2:Sheet1.K13"/>
            <chart:data-point chart:repeated="20"/>
          </chart:series>
          <chart:series chart:style-name="ch9" chart:values-cell-range-address="Sheet1.R2:Sheet1.R12" chart:label-cell-address="Sheet1.Q1:Sheet1.Q1" chart:class="chart:scatter">
            <chart:domain table:cell-range-address="Sheet1.Q2:Sheet1.Q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Present Work</text:p>
                <draw:g>
                  <svg:desc>Sheet1.E1:Sheet1.E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Experimental Case 1</text:p>
                <draw:g>
                  <svg:desc>Sheet1.K1:Sheet1.K1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Experimental Case 2</text:p>
                <draw:g>
                  <svg:desc>Sheet1.Q1:Sheet1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609756097560976">
                <text:p>0.00609756097560976</text:p>
                <draw:g>
                  <svg:desc>Sheet1.E2:Sheet1.E24</svg:desc>
                </draw:g>
              </table:table-cell>
              <table:table-cell office:value-type="float" office:value="0">
                <text:p>0</text:p>
                <draw:g>
                  <svg:desc>Sheet1.F2:Sheet1.F24</svg:desc>
                </draw:g>
              </table:table-cell>
              <table:table-cell office:value-type="float" office:value="0.00129294713107646">
                <text:p>0.00129294713107646</text:p>
                <draw:g>
                  <svg:desc>Sheet1.K2:Sheet1.K13</svg:desc>
                </draw:g>
              </table:table-cell>
              <table:table-cell office:value-type="float" office:value="0.0101626497934294">
                <text:p>0.0101626497934294</text:p>
                <draw:g>
                  <svg:desc>Sheet1.L2:Sheet1.L21</svg:desc>
                </draw:g>
              </table:table-cell>
              <table:table-cell office:value-type="float" office:value="0">
                <text:p>0</text:p>
                <draw:g>
                  <svg:desc>Sheet1.Q2:Sheet1.Q12</svg:desc>
                </draw:g>
              </table:table-cell>
              <table:table-cell office:value-type="float" office:value="-0.00331668914239893">
                <text:p>-0.00331668914239893</text:p>
                <draw:g>
                  <svg:desc>Sheet1.R2:Sheet1.R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8780487804878">
                <text:p>0.098780487804878</text:p>
              </table:table-cell>
              <table:table-cell office:value-type="float" office:value="0">
                <text:p>0</text:p>
              </table:table-cell>
              <table:table-cell office:value-type="float" office:value="0.0927295375348859">
                <text:p>0.0927295375348859</text:p>
              </table:table-cell>
              <table:table-cell office:value-type="float" office:value="0.0302114684298254">
                <text:p>0.0302114684298254</text:p>
              </table:table-cell>
              <table:table-cell office:value-type="float" office:value="0.101315789473684">
                <text:p>0.101315789473684</text:p>
              </table:table-cell>
              <table:table-cell office:value-type="float" office:value="0.0207420636366952">
                <text:p>0.02074206363669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0243902439024">
                <text:p>0.190243902439024</text:p>
              </table:table-cell>
              <table:table-cell office:value-type="float" office:value="0.00473349244232255">
                <text:p>0.00473349244232255</text:p>
              </table:table-cell>
              <table:table-cell office:value-type="float" office:value="0.180303054193406">
                <text:p>0.180303054193406</text:p>
              </table:table-cell>
              <table:table-cell office:value-type="float" office:value="0.0265500707001289">
                <text:p>0.0265500707001289</text:p>
              </table:table-cell>
              <table:table-cell office:value-type="float" office:value="0.201315789473684">
                <text:p>0.201315789473684</text:p>
              </table:table-cell>
              <table:table-cell office:value-type="float" office:value="0.286908189670883">
                <text:p>0.2869081896708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09756097560976">
                <text:p>0.209756097560976</text:p>
              </table:table-cell>
              <table:table-cell office:value-type="float" office:value="0.0140453460620521">
                <text:p>0.0140453460620521</text:p>
              </table:table-cell>
              <table:table-cell office:value-type="float" office:value="0.270635909241418">
                <text:p>0.270635909241418</text:p>
              </table:table-cell>
              <table:table-cell office:value-type="float" office:value="0.11776903571344">
                <text:p>0.11776903571344</text:p>
              </table:table-cell>
              <table:table-cell office:value-type="float" office:value="0.301315789473684">
                <text:p>0.301315789473684</text:p>
              </table:table-cell>
              <table:table-cell office:value-type="float" office:value="0.483423843714692">
                <text:p>0.4834238437146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25609756097561">
                <text:p>0.225609756097561</text:p>
              </table:table-cell>
              <table:table-cell office:value-type="float" office:value="0.0548448687350832">
                <text:p>0.0548448687350832</text:p>
              </table:table-cell>
              <table:table-cell office:value-type="float" office:value="0.363515239431734">
                <text:p>0.363515239431734</text:p>
              </table:table-cell>
              <table:table-cell office:value-type="float" office:value="0.21236896777812">
                <text:p>0.21236896777812</text:p>
              </table:table-cell>
              <table:table-cell office:value-type="float" office:value="0.403947368421053">
                <text:p>0.403947368421053</text:p>
              </table:table-cell>
              <table:table-cell office:value-type="float" office:value="0.537343732915407">
                <text:p>0.5373437329154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7317073170732">
                <text:p>0.257317073170732</text:p>
              </table:table-cell>
              <table:table-cell office:value-type="float" office:value="0.183639618138425">
                <text:p>0.183639618138425</text:p>
              </table:table-cell>
              <table:table-cell office:value-type="float" office:value="0.453769256240047">
                <text:p>0.453769256240047</text:p>
              </table:table-cell>
              <table:table-cell office:value-type="float" office:value="0.269699267720454">
                <text:p>0.269699267720454</text:p>
              </table:table-cell>
              <table:table-cell office:value-type="float" office:value="0.501315789473684">
                <text:p>0.501315789473684</text:p>
              </table:table-cell>
              <table:table-cell office:value-type="float" office:value="0.631020155264789">
                <text:p>0.6310201552647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780487804878">
                <text:p>0.28780487804878</text:p>
              </table:table-cell>
              <table:table-cell office:value-type="float" office:value="0.249514717581543">
                <text:p>0.249514717581543</text:p>
              </table:table-cell>
              <table:table-cell office:value-type="float" office:value="0.545600037842355">
                <text:p>0.545600037842355</text:p>
              </table:table-cell>
              <table:table-cell office:value-type="float" office:value="0.459191411711733">
                <text:p>0.459191411711733</text:p>
              </table:table-cell>
              <table:table-cell office:value-type="float" office:value="0.598684210526316">
                <text:p>0.598684210526316</text:p>
              </table:table-cell>
              <table:table-cell office:value-type="float" office:value="0.648412727338995">
                <text:p>0.6484127273389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20731707317073">
                <text:p>0.320731707317073</text:p>
              </table:table-cell>
              <table:table-cell office:value-type="float" office:value="0.334252187748608">
                <text:p>0.334252187748608</text:p>
              </table:table-cell>
              <table:table-cell office:value-type="float" office:value="0.635988079658157">
                <text:p>0.635988079658157</text:p>
              </table:table-cell>
              <table:table-cell office:value-type="float" office:value="0.574132442274727">
                <text:p>0.574132442274727</text:p>
              </table:table-cell>
              <table:table-cell office:value-type="float" office:value="0.7">
                <text:p>0.7</text:p>
              </table:table-cell>
              <table:table-cell office:value-type="float" office:value="0.771972154390057">
                <text:p>0.7719721543900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3658536585366">
                <text:p>0.353658536585366</text:p>
              </table:table-cell>
              <table:table-cell office:value-type="float" office:value="0.384379474940334">
                <text:p>0.384379474940334</text:p>
              </table:table-cell>
              <table:table-cell office:value-type="float" office:value="0.724988568455243">
                <text:p>0.724988568455243</text:p>
              </table:table-cell>
              <table:table-cell office:value-type="float" office:value="0.63824442495912">
                <text:p>0.63824442495912</text:p>
              </table:table-cell>
              <table:table-cell office:value-type="float" office:value="0.798684210526316">
                <text:p>0.798684210526316</text:p>
              </table:table-cell>
              <table:table-cell office:value-type="float" office:value="0.882242956591464">
                <text:p>0.8822429565914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89024390243902">
                <text:p>0.389024390243902</text:p>
              </table:table-cell>
              <table:table-cell office:value-type="float" office:value="0.447076372315036">
                <text:p>0.447076372315036</text:p>
              </table:table-cell>
              <table:table-cell office:value-type="float" office:value="0.822755869506946">
                <text:p>0.822755869506946</text:p>
              </table:table-cell>
              <table:table-cell office:value-type="float" office:value="0.651495761942002">
                <text:p>0.651495761942002</text:p>
              </table:table-cell>
              <table:table-cell office:value-type="float" office:value="0.9">
                <text:p>0.9</text:p>
              </table:table-cell>
              <table:table-cell office:value-type="float" office:value="0.717250428253818">
                <text:p>0.7172504282538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4146341463415">
                <text:p>0.434146341463415</text:p>
              </table:table-cell>
              <table:table-cell office:value-type="float" office:value="0.506563245823389">
                <text:p>0.506563245823389</text:p>
              </table:table-cell>
              <table:table-cell office:value-type="float" office:value="0.908232288989452">
                <text:p>0.908232288989452</text:p>
              </table:table-cell>
              <table:table-cell office:value-type="float" office:value="0.837618788065502">
                <text:p>0.8376187880655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63414634146341">
                <text:p>0.463414634146341</text:p>
              </table:table-cell>
              <table:table-cell office:value-type="float" office:value="0.544128878281623">
                <text:p>0.5441288782816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92682926829268">
                <text:p>0.492682926829268</text:p>
              </table:table-cell>
              <table:table-cell office:value-type="float" office:value="0.578548130469371">
                <text:p>0.578548130469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29268292682927">
                <text:p>0.529268292682927</text:p>
              </table:table-cell>
              <table:table-cell office:value-type="float" office:value="0.622358790771679">
                <text:p>0.622358790771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67073170731707">
                <text:p>0.567073170731707</text:p>
              </table:table-cell>
              <table:table-cell office:value-type="float" office:value="0.659868735083532">
                <text:p>0.659868735083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24390243902439">
                <text:p>0.624390243902439</text:p>
              </table:table-cell>
              <table:table-cell office:value-type="float" office:value="0.7098369132856">
                <text:p>0.7098369132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59756097560976">
                <text:p>0.659756097560976</text:p>
              </table:table-cell>
              <table:table-cell office:value-type="float" office:value="0.750509148766905">
                <text:p>0.750509148766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0609756097561">
                <text:p>0.70609756097561</text:p>
              </table:table-cell>
              <table:table-cell office:value-type="float" office:value="0.784817024661893">
                <text:p>0.784817024661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6829268292683">
                <text:p>0.776829268292683</text:p>
              </table:table-cell>
              <table:table-cell office:value-type="float" office:value="0.840990453460621">
                <text:p>0.840990453460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25609756097561">
                <text:p>0.825609756097561</text:p>
              </table:table-cell>
              <table:table-cell office:value-type="float" office:value="0.881575178997613">
                <text:p>0.881575178997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81707317073171">
                <text:p>0.881707317073171</text:p>
              </table:table-cell>
              <table:table-cell office:value-type="float" office:value="0.922112171837709">
                <text:p>0.922112171837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46341463414634">
                <text:p>0.946341463414634</text:p>
              </table:table-cell>
              <table:table-cell office:value-type="float" office:value="0.968886237072394">
                <text:p>0.968886237072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